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font-name="DejaVu Sans" fo:font-size="10.5pt" officeooo:paragraph-rsid="0004e090" style:font-size-asian="10.5pt" style:font-size-complex="10.5pt"/>
    </style:style>
    <style:style style:name="P3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4" style:family="paragraph" style:parent-style-name="Standard">
      <style:text-properties fo:font-size="16pt" fo:font-weight="bold" officeooo:rsid="0006ed09" officeooo:paragraph-rsid="0006ed09" style:font-size-asian="16pt" style:font-weight-asian="bold" style:font-size-complex="16pt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004e090" style:font-size-asian="16pt" style:font-weight-asian="bold" style:font-size-complex="16pt" style:font-weight-complex="bold"/>
    </style:style>
    <style:style style:name="fr1" style:family="graphic" style:parent-style-name="Frame">
      <style:graphic-properties style:vertical-pos="top" style:vertical-rel="paragraph-content" style:horizontal-pos="center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Lab3: While and Do...While Loops</text:p>
      <text:p text:style-name="Standard"/>
      <text:p text:style-name="P1">While Loops</text:p>
      <text:p text:style-name="Standard"><draw:frame draw:style-name="fr1" draw:name="Frame1" text:anchor-type="paragraph" svg:width="7in" draw:z-index="0"><draw:text-box fo:min-height="2in"><text:p text:style-name="P2">#include &lt;iostream&gt;</text:p><text:p text:style-name="P2">using namespace std;</text:p><text:p text:style-name="P2"/><text:p text:style-name="P2">int main()</text:p><text:p text:style-name="P2">{</text:p><text:p text:style-name="P2"><text:s text:c="4"/>// Here is an example of a simple while Loop</text:p><text:p text:style-name="P2"><text:s text:c="4"/>// while ( &lt;conditional statement&gt; )</text:p><text:p text:style-name="P2"><text:s text:c="4"/>// {</text:p><text:p text:style-name="P2"><text:s text:c="4"/>// <text:s text:c="5"/>// statements</text:p><text:p text:style-name="P2"><text:s text:c="4"/>// }</text:p><text:p text:style-name="P2"/><text:p text:style-name="P2"><text:s text:c="4"/>char ans = 'y';</text:p><text:p text:style-name="P2"><text:s text:c="4"/>cout &lt;&lt; "Entering while Loop (enter 'n' to quit loop)" &lt;&lt; endl;</text:p><text:p text:style-name="P2"/><text:p text:style-name="P2"><text:s text:c="4"/>while (ans != 'n')</text:p><text:p text:style-name="P2"><text:s text:c="4"/>{</text:p><text:p text:style-name="P2"><text:s text:c="8"/>cout &lt;&lt; "rock beats scissors" &lt;&lt; endl;</text:p><text:p text:style-name="P2"><text:s text:c="8"/>cin &gt;&gt; ans;</text:p><text:p text:style-name="P2"><text:s text:c="4"/>}</text:p><text:p text:style-name="P2"><text:s text:c="4"/></text:p><text:p text:style-name="P2"><text:s text:c="4"/>return 0;</text:p><text:p text:style-name="P2">}</text:p></draw:text-box></draw:frame><text:s text:c="2"/></text:p>
      <text:p text:style-name="Standard">Similiar a for loop, the while loop will only execute when the conditional statement is true, and it will continue to loop until the condition becomes false.</text:p>
      <text:p text:style-name="Standard"/>
      <text:p text:style-name="Standard">In the following example is impossible to tell how many times it will execute. It depends on what the user inputs.</text:p>
      <text:p text:style-name="P3">Do-While Loops</text:p>
      <text:p text:style-name="Standard"><draw:frame draw:style-name="fr1" draw:name="Frame2" text:anchor-type="paragraph" svg:width="7in" draw:z-index="1"><draw:text-box fo:min-height="2in"><text:p text:style-name="P2">#include &lt;iostream&gt;</text:p><text:p text:style-name="P2">using namespace std;</text:p><text:p text:style-name="P2"/><text:p text:style-name="P2">int main()</text:p><text:p text:style-name="P2">{</text:p><text:p text:style-name="P2"/><text:p text:style-name="P2"><text:s text:c="4"/>// Here is an example of a simple do-while Loop</text:p><text:p text:style-name="P2"><text:s text:c="4"/>//</text:p><text:p text:style-name="P2"><text:s text:c="4"/>// do{</text:p><text:p text:style-name="P2"><text:s text:c="4"/>// <text:s text:c="5"/>// statements;</text:p><text:p text:style-name="P2"><text:s text:c="4"/>// } while ( &lt;conditional statement&gt; );</text:p><text:p text:style-name="P2"/><text:p text:style-name="P2"><text:s text:c="4"/>char ans = 'y';</text:p><text:p text:style-name="P2"><text:s text:c="4"/>cout &lt;&lt; "Entering do-while Loop (enter 'n' to quit loop)" &lt;&lt; endl;</text:p><text:p text:style-name="P2"/><text:p text:style-name="P2"><text:s text:c="4"/>do</text:p><text:p text:style-name="P2"><text:s text:c="4"/>{</text:p><text:p text:style-name="P2"><text:s text:c="8"/>cout &lt;&lt; "Rock beats Scissors." &lt;&lt; endl;</text:p><text:p text:style-name="P2"><text:s text:c="8"/>cin &gt;&gt; ans;</text:p><text:p text:style-name="P2"><text:s text:c="4"/>}</text:p><text:p text:style-name="P2"><text:s text:c="4"/>while (ans != 'n');</text:p><text:p text:style-name="P2"><text:s text:c="3"/></text:p><text:p text:style-name="P2"><text:s text:c="4"/>return 0;</text:p><text:p text:style-name="P2">}</text:p></draw:text-box></draw:frame></text:p>
      <text:p text:style-name="P3">While Vs. Do-While Loops</text:p>
      <text:p text:style-name="Standard"><draw:frame draw:style-name="fr1" draw:name="Frame3" text:anchor-type="paragraph" svg:width="7in" draw:z-index="2"><draw:text-box fo:min-height="2in"><text:p text:style-name="P2">#include &lt;iostream&gt;</text:p><text:p text:style-name="P2">using namespace std;</text:p><text:p text:style-name="P2"/><text:p text:style-name="P2">int main()</text:p><text:p text:style-name="P2">{</text:p><text:p text:style-name="P2"/><text:p text:style-name="P2"><text:s text:c="4"/>cout &lt;&lt; "While loop vs. do-while loop" &lt;&lt; endl;</text:p><text:p text:style-name="P2"/><text:p text:style-name="P2"><text:s text:c="4"/>//while</text:p><text:p text:style-name="P2"><text:s text:c="4"/>while(false)</text:p><text:p text:style-name="P2"><text:s text:c="4"/>{</text:p><text:p text:style-name="P2"><text:s text:c="8"/>cout &lt;&lt; "WHILE LOOP WIN" &lt;&lt; endl;</text:p><text:p text:style-name="P2"><text:s text:c="4"/>}</text:p><text:p text:style-name="P2"/><text:p text:style-name="P2"><text:s text:c="4"/>//do-while</text:p><text:p text:style-name="P2"><text:s text:c="4"/>do</text:p><text:p text:style-name="P2"><text:s text:c="4"/>{</text:p><text:p text:style-name="P2"><text:s text:c="8"/>cout &lt;&lt; "DO-WHILE LOOP WIN" &lt;&lt; endl;</text:p><text:p text:style-name="P2"><text:s text:c="4"/>}</text:p><text:p text:style-name="P2"><text:s text:c="4"/>while(false);</text:p><text:p text:style-name="P2"/><text:p text:style-name="P2"><text:s text:c="4"/>return 0;</text:p><text:p text:style-name="P2">}</text:p></draw:text-box></draw:frame>There is a subtle difference between a while loop and a do-while loop. A while loop tests its condition before entering the loop, whereas a do-while loop will test after the code inside the loop has executed. A do-while loop will always execute its code at least once, whereas a while loop may never run the code inside the loop.</text:p>
      <text:p text:style-name="Standard"/>
      <text:p text:style-name="P3">Infinite Loops</text:p>
      <text:p text:style-name="Standard"><draw:frame draw:style-name="fr1" draw:name="Frame4" text:anchor-type="paragraph" svg:width="7in" draw:z-index="3"><draw:text-box fo:min-height="2in"><text:p text:style-name="P2">#include &lt;iostream&gt;</text:p><text:p text:style-name="P2">using namespace std;</text:p><text:p text:style-name="P2"/><text:p text:style-name="P2">int main()</text:p><text:p text:style-name="P2">{</text:p><text:p text:style-name="P2"><text:s text:c="4"/>// Similiar to for loops, it is possible to create infintite loops with </text:p><text:p text:style-name="P2"><text:s text:c="4"/>// while and do-while loops. Why is the following an infinite loop?</text:p><text:p text:style-name="P2"/><text:p text:style-name="P2"><text:s text:c="4"/>int choice, i;</text:p><text:p text:style-name="P2"><text:s text:c="4"/>cout &lt;&lt; "\nEnter a negative number to create an infinite loop.\n";</text:p><text:p text:style-name="P2"><text:s text:c="4"/>cin &gt;&gt; choice;</text:p><text:p text:style-name="P2"><text:s text:c="4"/>i = 0;</text:p><text:p text:style-name="P2"><text:s text:c="4"/>while (i &gt; choice)</text:p><text:p text:style-name="P2"><text:s text:c="4"/>{</text:p><text:p text:style-name="P2"><text:s text:c="8"/>cout &lt;&lt; "In infinite loop" &lt;&lt; endl;</text:p><text:p text:style-name="P2"><text:s text:c="4"/>}</text:p><text:p text:style-name="P2"/><text:p text:style-name="P2"><text:s text:c="4"/>return 0;</text:p><text:p text:style-name="P2">}</text:p></draw:text-box></draw:frame></text:p>
      <text:p text:style-name="Standard"/>
      <text:p text:style-name="P3">Nested Loops</text:p>
      <text:p text:style-name="Standard"/>
      <text:p text:style-name="Standard"><draw:frame draw:style-name="fr1" draw:name="Frame5" text:anchor-type="paragraph" svg:width="7in" draw:z-index="4"><draw:text-box fo:min-height="2in"><text:p text:style-name="P2">#include &lt;iostream&gt;</text:p><text:p text:style-name="P2">using namespace std;</text:p><text:p text:style-name="P2"/><text:p text:style-name="P2">int main()</text:p><text:p text:style-name="P2">{</text:p><text:p text:style-name="P2"><text:s text:c="4"/>// While and do-while loops can be nested. How many times will the 'cout' </text:p><text:p text:style-name="P2"><text:s text:c="4"/>// execute? This is also how to implement a while loop to iterate a specific</text:p><text:p text:style-name="P2"><text:s text:c="4"/>// number of times.</text:p><text:p text:style-name="P2"/><text:p text:style-name="P2"><text:s text:c="4"/>const int SIZE2 = 3;</text:p><text:p text:style-name="P2"><text:s text:c="4"/>int k;</text:p><text:p text:style-name="P2"><text:s text:c="4"/>int j;</text:p><text:p text:style-name="P2"><text:s text:c="4"/>int count_1 = 0;</text:p><text:p text:style-name="P2"><text:s text:c="4"/>cout &lt;&lt; "\nNested Loops" &lt;&lt; endl;</text:p><text:p text:style-name="P2"/><text:p text:style-name="P2"/><text:p text:style-name="P2"><text:s text:c="4"/>k = 0;</text:p><text:p text:style-name="P2"><text:s text:c="4"/>while (k &lt; SIZE2)</text:p><text:p text:style-name="P2"><text:s text:c="4"/>{</text:p><text:p text:style-name="P2"><text:s text:c="8"/>j = 0;</text:p><text:p text:style-name="P2"><text:s text:c="8"/>while (j &lt; SIZE2)</text:p><text:p text:style-name="P2"><text:s text:c="8"/>{</text:p><text:p text:style-name="P2"><text:s text:c="12"/>count_1++;</text:p><text:p text:style-name="P2"><text:s text:c="12"/>cout &lt;&lt; "k : " &lt;&lt; k &lt;&lt; " j : " &lt;&lt; j</text:p><text:p text:style-name="P2"><text:s text:c="17"/>&lt;&lt; " count : " &lt;&lt; count_1 &lt;&lt; endl;</text:p><text:p text:style-name="P2"><text:s text:c="12"/>j++;</text:p><text:p text:style-name="P2"><text:s text:c="8"/>}</text:p><text:p text:style-name="P2"><text:s text:c="8"/>k++;</text:p><text:p text:style-name="P2"><text:s text:c="4"/>}</text:p><text:p text:style-name="P2"/><text:p text:style-name="P2"><text:s text:c="4"/>cout &lt;&lt; endl;</text:p><text:p text:style-name="P2"><text:s text:c="4"/></text:p><text:p text:style-name="P2"><text:s text:c="4"/>// Would a FOR loop be better suited for this task?</text:p><text:p text:style-name="P2"/><text:p text:style-name="P2"><text:s text:c="4"/>return 0;</text:p><text:p text:style-name="P2">}</text:p></draw:text-box></draw:frame></text:p>
      <text:p text:style-name="Standard"><text:tab/><text:tab/> <text:s/></text:p>
      <text:p text:style-name="Standard"/>
      <text:p text:style-name="Standard"/>
      <text:p text:style-name="P3">Practical Example</text:p>
      <text:p text:style-name="Standard"/>
      <text:p text:style-name="Standard"><draw:frame draw:style-name="fr1" draw:name="Frame6" text:anchor-type="paragraph" svg:width="7in" draw:z-index="5"><draw:text-box fo:min-height="2in"><text:p text:style-name="P2">// This program finds the factorial of any number below 20.</text:p><text:p text:style-name="P2">// The program will loop until it is told to terminate.</text:p><text:p text:style-name="P2"/><text:p text:style-name="P2">#include &lt;iostream&gt;</text:p><text:p text:style-name="P2">using namespace std;</text:p><text:p text:style-name="P2"/><text:p text:style-name="P2">int main() {</text:p><text:p text:style-name="P2"><text:s text:c="4"/>int selection, g;</text:p><text:p text:style-name="P2"><text:s text:c="4"/>long long int total; // can hold very large positive integers</text:p><text:p text:style-name="P2"><text:s text:c="4"/>char menu;</text:p><text:p text:style-name="P2"><text:s text:c="4"/>do {</text:p><text:p text:style-name="P2"><text:s text:c="8"/>cout &lt;&lt; "Welcome to my factorial calculator!\n";</text:p><text:p text:style-name="P2"><text:s text:c="8"/>cout &lt;&lt; "Please enter a positive number to find it's factorial!\n";</text:p><text:p text:style-name="P2"><text:s text:c="8"/>cin &gt;&gt; selection;</text:p><text:p text:style-name="P2"/><text:p text:style-name="P2"><text:s text:c="8"/>if (selection == 0) <text:s/>// if selection is equal to 0 return true (!0 = 1){ </text:p><text:p text:style-name="P2"><text:s text:c="12"/>cout &lt;&lt; "0! = 1\n";</text:p><text:p text:style-name="P2"/><text:p text:style-name="P2"><text:s text:c="8"/>} </text:p><text:p text:style-name="P2"><text:s text:c="8"/>else if (selection &gt; 20){</text:p><text:p text:style-name="P2"><text:s text:c="12"/>cout &lt;&lt; "The number entered is too large.\n";</text:p><text:p text:style-name="P2"/><text:p text:style-name="P2"><text:s text:c="8"/>} </text:p><text:p text:style-name="P2"><text:s text:c="8"/>else if(selection &gt; 0){</text:p><text:p text:style-name="P2"><text:s text:c="12"/>g = 2;</text:p><text:p text:style-name="P2"><text:s text:c="12"/>total = 1;</text:p><text:p text:style-name="P2"><text:s text:c="12"/>while (g &lt;= selection){</text:p><text:p text:style-name="P2"><text:s text:c="16"/>total *= g;</text:p><text:p text:style-name="P2"><text:s text:c="16"/>g++;</text:p><text:p text:style-name="P2"><text:s text:c="12"/>}</text:p><text:p text:style-name="P2"><text:s text:c="12"/>cout &lt;&lt; selection &lt;&lt; "! = " &lt;&lt; total &lt;&lt; endl;</text:p><text:p text:style-name="P2"/><text:p text:style-name="P2"><text:s text:c="8"/>} </text:p><text:p text:style-name="P2"><text:s text:c="8"/>else {</text:p><text:p text:style-name="P2"><text:s text:c="12"/>cout &lt;&lt; selection &lt;&lt; "! = undefined\n";</text:p><text:p text:style-name="P2"><text:s text:c="8"/>}</text:p><text:p text:style-name="P2"/><text:p text:style-name="P2"><text:s text:c="8"/>cout &lt;&lt; "Would you like to calculate another number? ('y' or 'n')\n";</text:p><text:p text:style-name="P2"><text:s text:c="8"/>cin &gt;&gt; menu;</text:p><text:p text:style-name="P2"><text:s text:c="4"/>}</text:p><text:p text:style-name="P2"><text:s text:c="4"/>while(menu != 'n');</text:p><text:p text:style-name="P2"><text:s text:c="4"/>cout &lt;&lt; "PROGRAM TERMINATED\n" &lt;&lt; endl;</text:p><text:p text:style-name="P2"/><text:p text:style-name="P2"><text:s text:c="4"/>return 0;</text:p><text:p text:style-name="P2">}</text:p></draw:text-box></draw:frame></text:p>
      <text:p text:style-name="Standard"><text:tab/><text:tab/> 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01T18:27:19.524467451</meta:creation-date>
    <dc:date>2020-09-19T16:53:21.450720470</dc:date>
    <meta:editing-duration>PT7M55S</meta:editing-duration>
    <meta:editing-cycles>3</meta:editing-cycles>
    <meta:generator>LibreOffice/6.4.5.2$Linux_X86_64 LibreOffice_project/40$Build-2</meta:generator>
    <meta:document-statistic meta:table-count="0" meta:image-count="0" meta:object-count="0" meta:page-count="6" meta:paragraph-count="153" meta:word-count="667" meta:character-count="4005" meta:non-whitespace-character-count="2798"/>
  </office:meta>
</office:document-meta>
</file>